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icrosoft JhengHei" officeooo:rsid="00178262" officeooo:paragraph-rsid="00178262"/>
    </style:style>
    <style:style style:name="P2" style:family="paragraph" style:parent-style-name="Standard">
      <style:paragraph-properties fo:text-align="justify" style:justify-single-word="false"/>
      <style:text-properties style:font-name="Microsoft JhengHei" officeooo:rsid="00178262" officeooo:paragraph-rsid="001782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817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lcome to GAN Builder.</text:p>
      <text:p text:style-name="P2"/>
      <text:p text:style-name="P2">This program is intend<text:span text:style-name="T3">ed</text:span> to help you build amazing <text:span text:style-name="T1">GAN neural networks</text:span> that can munipulate image and audio using the <text:span text:style-name="T1">Pix to pix</text:span> model. Just customize the project name, app title, the app color, app icon, and select a folder that will store the project. That folder must have <text:span text:style-name="T3">4</text:span> subfolders already created. We highly recommend that you name the subfolders folders as: <text:span text:style-name="T1">input</text:span>, <text:span text:style-name="T1">target </text:span><text:span text:style-name="T2">(fulled with input and target images)</text:span>, <text:span text:style-name="T1">checkpoints </text:span><text:span text:style-name="T2">(and empty folder)</text:span>, and <text:span text:style-name="T1">output</text:span> (for the output app, at the beginning also emp<text:span text:style-name="T3">t</text:span>y), but y<text:span text:style-name="T3">o</text:span>u can called them whatever you want and select them manually in the properties.</text:p>
      <text:p text:style-name="P2"/>
      <text:p text:style-name="P2">Then, inside of the output folder <text:span text:style-name="T3">GAN Builder </text:span>will create the files and folders that are needed to build a simple app that will stylize your photos or audio just as you want. Enjoy!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9T06:35:17.436000000</meta:creation-date>
    <dc:date>2021-09-19T11:58:09.495000000</dc:date>
    <meta:editing-duration>PT2H20M30S</meta:editing-duration>
    <meta:editing-cycles>1</meta:editing-cycles>
    <meta:document-statistic meta:table-count="0" meta:image-count="0" meta:object-count="0" meta:page-count="1" meta:paragraph-count="3" meta:word-count="139" meta:character-count="802" meta:non-whitespace-character-count="666"/>
    <meta:generator>LibreOffice/7.1.0.3$Windows_X86_64 LibreOffice_project/f6099ecf3d29644b5008cc8f48f42f4a40986e4c</meta:generator>
  </office:meta>
</office:document-meta>
</file>